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18f99f"/>
    </style:style>
    <style:style style:name="P5" style:family="paragraph" style:parent-style-name="Standard">
      <style:text-properties officeooo:rsid="0018f99f" officeooo:paragraph-rsid="00274010"/>
    </style:style>
    <style:style style:name="P6" style:family="paragraph" style:parent-style-name="Standard">
      <style:text-properties officeooo:rsid="0019559b" officeooo:paragraph-rsid="0019559b"/>
    </style:style>
    <style:style style:name="P7" style:family="paragraph" style:parent-style-name="Standard">
      <style:text-properties officeooo:rsid="0019559b" officeooo:paragraph-rsid="00274010"/>
    </style:style>
    <style:style style:name="P8" style:family="paragraph" style:parent-style-name="Standard">
      <style:text-properties officeooo:rsid="001a96f0" officeooo:paragraph-rsid="001a96f0"/>
    </style:style>
    <style:style style:name="P9" style:family="paragraph" style:parent-style-name="Standard">
      <style:text-properties officeooo:rsid="001c4275" officeooo:paragraph-rsid="001c4275"/>
    </style:style>
    <style:style style:name="P10" style:family="paragraph" style:parent-style-name="Standard">
      <style:text-properties officeooo:rsid="001ec727" officeooo:paragraph-rsid="001ec727"/>
    </style:style>
    <style:style style:name="P11" style:family="paragraph" style:parent-style-name="Standard">
      <style:text-properties officeooo:rsid="001f9180" officeooo:paragraph-rsid="001f9180"/>
    </style:style>
    <style:style style:name="P12" style:family="paragraph" style:parent-style-name="Standard">
      <style:text-properties officeooo:rsid="0022b64c" officeooo:paragraph-rsid="0022b64c"/>
    </style:style>
    <style:style style:name="P13" style:family="paragraph" style:parent-style-name="Standard">
      <style:text-properties officeooo:rsid="00233ee2" officeooo:paragraph-rsid="00233ee2"/>
    </style:style>
    <style:style style:name="P14" style:family="paragraph" style:parent-style-name="Standard">
      <style:text-properties officeooo:rsid="00247c6c" officeooo:paragraph-rsid="00247c6c"/>
    </style:style>
    <style:style style:name="P15" style:family="paragraph" style:parent-style-name="Standard">
      <style:text-properties officeooo:rsid="0024cca8" officeooo:paragraph-rsid="0024cca8"/>
    </style:style>
    <style:style style:name="P16" style:family="paragraph" style:parent-style-name="Standard">
      <style:text-properties officeooo:rsid="00268ec3" officeooo:paragraph-rsid="00268ec3"/>
    </style:style>
    <style:style style:name="P17" style:family="paragraph" style:parent-style-name="Standard">
      <style:text-properties officeooo:rsid="002af04d" officeooo:paragraph-rsid="002af04d"/>
    </style:style>
    <style:style style:name="P18" style:family="paragraph" style:parent-style-name="Standard">
      <style:text-properties officeooo:rsid="002d5e7c" officeooo:paragraph-rsid="002d5e7c"/>
    </style:style>
    <style:style style:name="P19" style:family="paragraph" style:parent-style-name="Standard">
      <style:text-properties officeooo:rsid="002f16cd" officeooo:paragraph-rsid="002f16cd"/>
    </style:style>
    <style:style style:name="P20" style:family="paragraph" style:parent-style-name="Standard">
      <style:text-properties officeooo:rsid="00326afc" officeooo:paragraph-rsid="00326afc"/>
    </style:style>
    <style:style style:name="P21" style:family="paragraph" style:parent-style-name="Standard">
      <style:text-properties officeooo:rsid="0033a395" officeooo:paragraph-rsid="0033a395"/>
    </style:style>
    <style:style style:name="P22" style:family="paragraph" style:parent-style-name="Standard">
      <style:text-properties officeooo:rsid="0035415a" officeooo:paragraph-rsid="0035415a"/>
    </style:style>
    <style:style style:name="P23" style:family="paragraph" style:parent-style-name="Standard">
      <style:text-properties officeooo:rsid="0038abe2" officeooo:paragraph-rsid="0038abe2"/>
    </style:style>
    <style:style style:name="P24" style:family="paragraph" style:parent-style-name="Standard">
      <style:text-properties officeooo:rsid="003b2f31" officeooo:paragraph-rsid="003b2f31"/>
    </style:style>
    <style:style style:name="P25" style:family="paragraph" style:parent-style-name="Standard">
      <style:text-properties officeooo:rsid="003b691a" officeooo:paragraph-rsid="003b691a"/>
    </style:style>
    <style:style style:name="P26" style:family="paragraph" style:parent-style-name="Standard">
      <style:text-properties officeooo:rsid="003cedb1" officeooo:paragraph-rsid="003cedb1"/>
    </style:style>
    <style:style style:name="P27" style:family="paragraph" style:parent-style-name="Standard">
      <style:text-properties officeooo:rsid="003ddd16" officeooo:paragraph-rsid="003ddd16"/>
    </style:style>
    <style:style style:name="P28" style:family="paragraph" style:parent-style-name="Standard">
      <style:text-properties officeooo:rsid="003f5219" officeooo:paragraph-rsid="003f5219"/>
    </style:style>
    <style:style style:name="P29" style:family="paragraph" style:parent-style-name="Standard">
      <style:text-properties officeooo:rsid="003fce68" officeooo:paragraph-rsid="003fce68"/>
    </style:style>
    <style:style style:name="P30" style:family="paragraph" style:parent-style-name="Standard">
      <style:text-properties officeooo:rsid="0041b2ee" officeooo:paragraph-rsid="0041b2ee"/>
    </style:style>
    <style:style style:name="P31" style:family="paragraph" style:parent-style-name="Standard">
      <style:text-properties officeooo:rsid="0045d658" officeooo:paragraph-rsid="0045d658"/>
    </style:style>
    <style:style style:name="P32" style:family="paragraph" style:parent-style-name="Standard">
      <style:text-properties officeooo:rsid="0045d658" officeooo:paragraph-rsid="00496c11"/>
    </style:style>
    <style:style style:name="P33" style:family="paragraph" style:parent-style-name="Standard">
      <style:text-properties officeooo:rsid="0047d2af" officeooo:paragraph-rsid="0047d2af"/>
    </style:style>
    <style:style style:name="P34" style:family="paragraph" style:parent-style-name="Standard">
      <style:text-properties officeooo:rsid="0017d221" officeooo:paragraph-rsid="004c638d"/>
    </style:style>
    <style:style style:name="P35" style:family="paragraph" style:parent-style-name="Standard">
      <style:text-properties officeooo:rsid="0017d221" officeooo:paragraph-rsid="004ab879"/>
    </style:style>
    <style:style style:name="T1" style:family="text">
      <style:text-properties officeooo:rsid="00274010"/>
    </style:style>
    <style:style style:name="T2" style:family="text">
      <style:text-properties officeooo:rsid="00436057"/>
    </style:style>
    <style:style style:name="T3" style:family="text">
      <style:text-properties officeooo:rsid="00496c11"/>
    </style:style>
    <style:style style:name="T4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4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2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4"><text:a xlink:type="simple" xlink:href="https://coderprog.com/complete-react-fullstack-course/" text:style-name="Internet_20_link" text:visited-style-name="Visited_20_Internet_20_Link"/></text:p>
      <text:p text:style-name="P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7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/text:p>
      <text:p text:style-name="P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28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28"/>
      <text:p text:style-name="P6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8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9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27"><text:a xlink:type="simple" xlink:href="https://coderprog.com/text-mining-fundamentals/" text:style-name="Internet_20_link" text:visited-style-name="Visited_20_Internet_20_Link">https://coderprog.com/text-mining-fundamentals/</text:a></text:p>
      <text:p text:style-name="P3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30"/>
      <text:p text:style-name="P27"/>
      <text:p text:style-name="P12"><text:a xlink:type="simple" xlink:href="https://coderprog.com/advanced-c-programming-pointers/" text:style-name="Internet_20_link" text:visited-style-name="Visited_20_Internet_20_Link">https://coderprog.com/advanced-c-programming-pointers/</text:a></text:p>
      <text:p text:style-name="P13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14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26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33"><text:a xlink:type="simple" xlink:href="https://coderprog.com/complete-guide-build-iot-things/" text:style-name="Internet_20_link" text:visited-style-name="Visited_20_Internet_20_Link">https://coderprog.com/complete-guide-build-iot-things/</text:a></text:p>
      <text:p text:style-name="P33"/>
      <text:p text:style-name="P14"/>
      <text:p text:style-name="P5"><text:a xlink:type="simple" xlink:href="https://coderprog.com/big-data-video/" text:style-name="Internet_20_link" text:visited-style-name="Visited_20_Internet_20_Link">https://coderprog.com/big-data-video/</text:a></text:p>
      <text:p text:style-name="P20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20"/>
      <text:p text:style-name="P15"><text:a xlink:type="simple" xlink:href="https://coderprog.com/break-away-programming-coding-interviews/" text:style-name="Internet_20_link" text:visited-style-name="Visited_20_Internet_20_Link">https://coderprog.com/break-away-programming-coding-interviews/</text:a></text:p>
      <text:p text:style-name="P29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32"><text:a xlink:type="simple" xlink:href="https://coderprog.com/java-puzzles-eliminate-code-fear/" text:style-name="Internet_20_link" text:visited-style-name="Visited_20_Internet_20_Link"><text:span text:style-name="T3">https://coderprog.com/java-puzzles-eliminate-code-fear/</text:span></text:a></text:p>
      <text:p text:style-name="P31"><text:a xlink:type="simple" xlink:href="https://coderprog.com/graph-database-fundamentals/" text:style-name="Internet_20_link" text:visited-style-name="Visited_20_Internet_20_Link">https://coderprog.com/graph-database-fundamentals/</text:a></text:p>
      <text:p text:style-name="P31"/>
      <text:p text:style-name="P16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16"/>
      <text:p text:style-name="P17"><text:a xlink:type="simple" xlink:href="https://coderprog.com/learn-docker-hands-on/" text:style-name="Internet_20_link" text:visited-style-name="Visited_20_Internet_20_Link">https://coderprog.com/learn-docker-hands-on/</text:a></text:p>
      <text:p text:style-name="P17"/>
      <text:p text:style-name="P18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19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21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24"><text:a xlink:type="simple" xlink:href="https://coderprog.com/building-serverless-applications/" text:style-name="Internet_20_link" text:visited-style-name="Visited_20_Internet_20_Link">https://coderprog.com/building-serverless-applications/</text:a></text:p>
      <text:p text:style-name="P24"/>
      <text:p text:style-name="P21"/>
      <text:p text:style-name="P22"><text:a xlink:type="simple" xlink:href="https://coderprog.com/basics-bind-dns-server/" text:style-name="Internet_20_link" text:visited-style-name="Visited_20_Internet_20_Link">https://coderprog.com/basics-bind-dns-server/</text:a></text:p>
      <text:p text:style-name="P22"/>
      <text:p text:style-name="P23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25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25"/>
      <text:p text:style-name="P23"/>
      <text:p text:style-name="P9"/>
      <text:p text:style-name="P10"><text:a xlink:type="simple" xlink:href="https://www.youtube.com/watch?v=ZWFrGflYftU" text:style-name="Internet_20_link" text:visited-style-name="Visited_20_Internet_20_Link">https://www.youtube.com/watch?v=ZWFrGflYftU</text:a></text:p>
      <text:p text:style-name="P11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1T20:02:24.419340097</dc:date>
    <meta:editing-duration>PT51M43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7" meta:character-count="1773" meta:non-whitespace-character-count="1769"/>
  </office:meta>
</office:document-meta>
</file>